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966"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fill-color="#c0c0c0" draw:textarea-vertical-align="middle"/>
    </style:style>
    <style:style style:name="gr1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1cm" draw:marker-start-width="0.276cm" draw:marker-end="Arrow" draw:marker-end-width="0.376cm" draw:fill="none" draw:fill-color="#c0c0c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color="#ffffff" fo:font-size="7pt" fo:text-shadow="1pt 1pt" style:font-size-asian="7pt" style:font-size-complex="7pt"/>
    </style:style>
    <style:style style:name="P6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7" style:family="paragraph">
      <style:paragraph-properties fo:text-align="center"/>
      <style:text-properties fo:color="#ffffff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ffffff" fo:font-size="7pt" fo:text-shadow="1pt 1pt" style:font-size-asian="7pt" style:font-size-complex="7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15.24cm" svg:x="9.062cm" svg:y="4.6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5.334cm" svg:height="0.762cm" svg:x="2.343cm" svg:y="8.897cm">
          <text:p text:style-name="P2"><text:span text:style-name="T1">Inpu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334cm" svg:height="5.397cm" svg:x="2.359cm" svg:y="9.65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572cm" svg:height="0.508cm" svg:x="2.724cm" svg:y="10.486cm">
          <text:p text:style-name="P4"><text:span text:style-name="T2">Reference.fas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4.572cm" svg:height="0.889cm" svg:x="2.724cm" svg:y="11.121cm">
          <text:p text:style-name="P4"><text:span text:style-name="T2">Reads Directory for Samp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5.334cm" svg:height="1.035cm" svg:x="8.296cm" svg:y="4.337cm">
          <text:p text:style-name="P2"><text:span text:style-name="T1">Single Sample Mapp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6.223cm" svg:height="1.143cm" svg:x="9.878cm" svg:y="5.488cm">
          <text:p text:style-name="P4">Create version controlled project director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2.286cm" svg:height="0.635cm" svg:x="7.801cm" svg:y="3.937cm">
          <text:p text:style-name="P5"><text:span text:style-name="T3">runsample.py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4" draw:layer="layout" svg:width="6.223cm" svg:height="1.143cm" svg:x="9.878cm" svg:y="7.085cm">
          <text:p text:style-name="P4">Copy reference into projec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6.223cm" svg:height="1.651cm" svg:x="9.824cm" svg:y="8.736cm">
          <text:p text:style-name="P4">Trim reads based on quality threshold and optionally remove a specified amount of bases from the beginning of each 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2.286cm" svg:height="0.635cm" svg:x="9.116cm" svg:y="8.328cm">
          <text:p text:style-name="P5"><text:span text:style-name="T3">trim_reads.py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4" draw:layer="layout" svg:width="6.223cm" svg:height="1.397cm" svg:x="9.851cm" svg:y="10.841cm">
          <text:p text:style-name="P4">Map all reads in Reads Directory for Sample against Reference.fas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4" draw:layer="layout" svg:width="6.223cm" svg:height="1.143cm" svg:x="9.851cm" svg:y="11.903cm">
          <text:p text:style-name="P4">1) Find all paired-ended read files and map them into paired.ba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4" draw:layer="layout" svg:width="6.223cm" svg:height="1.143cm" svg:x="9.852cm" svg:y="12.904cm">
          <text:p text:style-name="P4">2) Find all single-ended read files and map them into unpaired.ba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4" draw:layer="layout" svg:width="6.223cm" svg:height="1.143cm" svg:x="9.853cm" svg:y="13.805cm">
          <text:p text:style-name="P4">3) If needed, merge paired.bam and unpaired.ba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3.556cm" svg:height="0.635cm" svg:x="9.116cm" svg:y="10.487cm">
          <text:p text:style-name="P5"><text:span text:style-name="T3">run_bwa_on_samplename.py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4" draw:layer="layout" svg:width="6.223cm" svg:height="1.397cm" svg:x="9.852cm" svg:y="15.542cm">
          <text:p text:style-name="P4">Tag all reads in the resulting assembly with the platform from which the originated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2.286cm" svg:height="0.635cm" svg:x="9.116cm" svg:y="15.188cm">
          <text:p text:style-name="P5"><text:span text:style-name="T3">tag_reads.py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4" draw:layer="layout" svg:width="6.223cm" svg:height="2.18cm" svg:x="9.853cm" svg:y="17.443cm">
          <text:p text:style-name="P4">Generate a vcf file for the mapping that contains statistics about each base position for each reference as well as the Called Base for each position.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2.286cm" svg:height="0.635cm" svg:x="9.116cm" svg:y="17.089cm">
          <text:p text:style-name="P5"><text:span text:style-name="T3">base_caller.py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4" draw:layer="layout" svg:width="6.223cm" svg:height="1.37cm" svg:x="17.725cm" svg:y="5.488cm">
          <text:p text:style-name="P4">Generate how many reads went to each reference and how many unmapped reads for each referen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6.223cm" svg:height="1.167cm" svg:x="17.726cm" svg:y="7.288cm">
          <text:p text:style-name="P4">Generate Quality vs. Depth graphic for each reference in the mapp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2.286cm" svg:height="0.635cm" svg:x="17.117cm" svg:y="6.958cm">
          <text:p text:style-name="P5"><text:span text:style-name="T3">graphsample.py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4" draw:layer="layout" svg:width="6.223cm" svg:height="1.167cm" svg:x="17.727cm" svg:y="8.989cm">
          <text:p text:style-name="P4">Generate graphics for each read file that show the Quality and length of read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2.286cm" svg:height="0.635cm" svg:x="17.117cm" svg:y="8.559cm">
          <text:p text:style-name="P5"><text:span text:style-name="T3">fqstats.py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4" draw:layer="layout" svg:width="6.223cm" svg:height="1.021cm" svg:x="17.728cm" svg:y="10.69cm">
          <text:p text:style-name="P4">Generate consensus sequence from the outputted VCF fi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2.286cm" svg:height="0.635cm" svg:x="17.117cm" svg:y="10.26cm">
          <text:p text:style-name="P5"><text:span text:style-name="T3">vcf_consensus.py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4" draw:layer="layout" svg:width="6.223cm" svg:height="0.617cm" svg:x="17.729cm" svg:y="12.191cm">
          <text:p text:style-name="P4">Save the current state of the projec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6.223cm" svg:height="0.797cm" svg:x="17.73cm" svg:y="13.392cm">
          <text:p text:style-name="P4">Move the project from the temporary location to the output path specifi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4.572cm" svg:height="0.632cm" svg:x="2.74cm" svg:y="12.9cm">
          <text:p text:style-name="P4"><text:span text:style-name="T2">Quality Trim Valu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4.572cm" svg:height="0.623cm" svg:x="2.74cm" svg:y="13.667cm">
          <text:p text:style-name="P4"><text:span text:style-name="T2">Head Trim Valu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4.572cm" svg:height="0.565cm" svg:x="2.74cm" svg:y="14.383cm">
          <text:p text:style-name="P4"><text:span text:style-name="T2">Project Output Pa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6" draw:layer="layout" svg:width="5.053cm" svg:height="0.635cm" svg:x="2.486cm" svg:y="9.749cm">
          <text:p text:style-name="P6"><text:span text:style-name="T4">Requir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5.053cm" svg:height="0.635cm" svg:x="2.487cm" svg:y="12.15cm">
          <text:p text:style-name="P6"><text:span text:style-name="T4">Optional with Defa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762cm" svg:height="0.558cm" svg:x="12.573cm" svg:y="8.2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762cm" svg:height="0.558cm" svg:x="12.573cm" svg:y="6.6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762cm" svg:height="0.558cm" svg:x="12.573cm" svg:y="10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762cm" svg:height="0.558cm" svg:x="12.573cm" svg:y="15.0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762cm" svg:height="0.558cm" svg:x="12.573cm" svg:y="16.9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762cm" svg:height="0.558cm" svg:x="20.473cm" svg:y="6.8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762cm" svg:height="0.558cm" svg:x="20.473cm" svg:y="8.4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762cm" svg:height="0.558cm" svg:x="20.473cm" svg:y="10.1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762cm" svg:height="0.558cm" svg:x="20.473cm" svg:y="11.7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762cm" svg:height="0.558cm" svg:x="20.473cm" svg:y="12.8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9" draw:text-style-name="P7" draw:layer="layout" svg:width="5.08cm" svg:height="1.397cm" svg:x="3.835cm" svg:y="0.635cm">
          <text:p text:style-name="P7"><text:span text:style-name="T5">Roche 454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7" draw:layer="layout" svg:width="5.08cm" svg:height="1.397cm" svg:x="8.915cm" svg:y="0.635cm">
          <text:p text:style-name="P7"><text:span text:style-name="T5">Ion Torren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7" draw:layer="layout" svg:width="5.08cm" svg:height="1.397cm" svg:x="19.075cm" svg:y="0.635cm">
          <text:p text:style-name="P7"><text:span text:style-name="T5">Sanger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7" draw:layer="layout" svg:width="5.08cm" svg:height="1.397cm" svg:x="13.995cm" svg:y="0.635cm">
          <text:p text:style-name="P7"><text:span text:style-name="T5">MiSeq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7" xml:id="id1" draw:id="id1" draw:layer="layout" svg:width="17.634cm" svg:height="2.286cm" svg:x="5.207cm" svg:y="4.472cm">
          <text:p text:style-name="P7"><text:span text:style-name="T5">NGS Data Direc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xml:id="id2" draw:id="id2" draw:layer="layout" svg:width="6.104cm" svg:height="1.27cm" svg:x="2.151cm" svg:y="8.255cm">
          <text:p text:style-name="P7"><text:span text:style-name="T5">Raw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xml:id="id3" draw:id="id3" draw:layer="layout" svg:width="6.096cm" svg:height="1.27cm" svg:x="11.049cm" svg:y="8.255cm">
          <text:p text:style-name="P7"><text:span text:style-name="T5">Read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xml:id="id4" draw:id="id4" draw:layer="layout" svg:width="6.096cm" svg:height="1.27cm" svg:x="19.812cm" svg:y="8.255cm">
          <text:p text:style-name="P7"><text:span text:style-name="T5">Reads By Samp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draw:type="line" svg:x1="14.024cm" svg:y1="6.758cm" svg:x2="5.203cm" svg:y2="8.255cm" draw:start-shape="id1" draw:start-glue-point="6" draw:end-shape="id2" draw:end-glue-point="4" svg:d="m14024 6758-8821 1497" svg:viewBox="0 0 8822 1498">
          <text:p/>
        </draw:connector>
        <draw:connector draw:style-name="gr12" draw:text-style-name="P1" draw:layer="layout" draw:type="line" svg:x1="14.024cm" svg:y1="6.758cm" svg:x2="14.097cm" svg:y2="8.255cm" draw:start-shape="id1" draw:start-glue-point="6" draw:end-shape="id3" draw:end-glue-point="4" svg:d="m14024 6758 73 1497" svg:viewBox="0 0 74 1498">
          <text:p/>
        </draw:connector>
        <draw:connector draw:style-name="gr12" draw:text-style-name="P1" draw:layer="layout" draw:type="line" svg:x1="14.024cm" svg:y1="6.758cm" svg:x2="22.86cm" svg:y2="8.255cm" draw:start-shape="id1" draw:start-glue-point="6" draw:end-shape="id4" draw:end-glue-point="4" svg:d="m14024 6758 8836 1497" svg:viewBox="0 0 8837 1498">
          <text:p/>
        </draw:connector>
        <draw:custom-shape draw:style-name="gr11" draw:text-style-name="P7" draw:layer="layout" svg:width="6.096cm" svg:height="5.461cm" svg:x="2.159cm" svg:y="9.525cm">
          <text:p text:style-name="P7"><text:span text:style-name="T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xml:id="id6" draw:id="id6" draw:layer="layout" svg:width="4.064cm" svg:height="1.016cm" svg:x="3.221cm" svg:y="9.906cm">
          <text:p text:style-name="P7"><text:span text:style-name="T5">Roche 45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xml:id="id8" draw:id="id8" draw:layer="layout" svg:width="4.064cm" svg:height="1.016cm" svg:x="3.221cm" svg:y="11.176cm">
          <text:p text:style-name="P7"><text:span text:style-name="T5">Ion Torr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xml:id="id10" draw:id="id10" draw:layer="layout" svg:width="4.037cm" svg:height="1.016cm" svg:x="3.248cm" svg:y="12.446cm">
          <text:p text:style-name="P7"><text:span text:style-name="T5">MiSe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xml:id="id12" draw:id="id12" draw:layer="layout" svg:width="4.064cm" svg:height="1.016cm" svg:x="3.221cm" svg:y="13.716cm">
          <text:p text:style-name="P7"><text:span text:style-name="T5">San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6.096cm" svg:height="5.461cm" svg:x="11.049cm" svg:y="9.5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xml:id="id5" draw:id="id5" draw:layer="layout" svg:width="4.064cm" svg:height="1.016cm" svg:x="12.121cm" svg:y="9.907cm">
          <text:p text:style-name="P7"><text:span text:style-name="T5">Roche 45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xml:id="id7" draw:id="id7" draw:layer="layout" svg:width="4.064cm" svg:height="1.016cm" svg:x="12.121cm" svg:y="11.177cm">
          <text:p text:style-name="P7"><text:span text:style-name="T5">Ion Torr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xml:id="id9" draw:id="id9" draw:layer="layout" svg:width="4.037cm" svg:height="1.016cm" svg:x="12.148cm" svg:y="12.447cm">
          <text:p text:style-name="P7"><text:span text:style-name="T5">MiSe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xml:id="id11" draw:id="id11" draw:layer="layout" svg:width="4.064cm" svg:height="1.016cm" svg:x="12.121cm" svg:y="13.717cm">
          <text:p text:style-name="P7"><text:span text:style-name="T5">San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6.096cm" svg:height="5.461cm" svg:x="19.812cm" svg:y="9.5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xml:id="id13" draw:id="id13" draw:layer="layout" svg:width="4.064cm" svg:height="1.016cm" svg:x="20.921cm" svg:y="9.908cm">
          <text:p text:style-name="P7"><text:span text:style-name="T5">Sample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xml:id="id14" draw:id="id14" draw:layer="layout" svg:width="4.064cm" svg:height="1.016cm" svg:x="20.921cm" svg:y="11.178cm">
          <text:p text:style-name="P7"><text:span text:style-name="T5">Sample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xml:id="id15" draw:id="id15" draw:layer="layout" svg:width="4.037cm" svg:height="1.016cm" svg:x="20.948cm" svg:y="12.448cm">
          <text:p text:style-name="P7"><text:span text:style-name="T5">Sample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xml:id="id16" draw:id="id16" draw:layer="layout" svg:width="4.064cm" svg:height="1.016cm" svg:x="20.921cm" svg:y="13.718cm">
          <text:p text:style-name="P7"><text:span text:style-name="T5">Sample 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draw:type="line" svg:x1="12.121cm" svg:y1="10.415cm" svg:x2="7.285cm" svg:y2="10.414cm" draw:start-shape="id5" draw:start-glue-point="5" draw:end-shape="id6" draw:end-glue-point="7" svg:d="m12121 10415-4836-1" svg:viewBox="0 0 4837 2">
          <text:p/>
        </draw:connector>
        <draw:connector draw:style-name="gr12" draw:text-style-name="P1" draw:layer="layout" draw:type="line" svg:x1="12.121cm" svg:y1="11.685cm" svg:x2="7.285cm" svg:y2="11.684cm" draw:start-shape="id7" draw:start-glue-point="5" draw:end-shape="id8" draw:end-glue-point="7" svg:d="m12121 11685-4836-1" svg:viewBox="0 0 4837 2">
          <text:p/>
        </draw:connector>
        <draw:connector draw:style-name="gr12" draw:text-style-name="P1" draw:layer="layout" draw:type="line" svg:x1="12.148cm" svg:y1="12.955cm" svg:x2="7.285cm" svg:y2="12.954cm" draw:start-shape="id9" draw:start-glue-point="5" draw:end-shape="id10" draw:end-glue-point="7" svg:d="m12148 12955-4863-1" svg:viewBox="0 0 4864 2">
          <text:p/>
        </draw:connector>
        <draw:connector draw:style-name="gr12" draw:text-style-name="P1" draw:layer="layout" draw:type="line" svg:x1="12.121cm" svg:y1="14.225cm" svg:x2="7.285cm" svg:y2="14.224cm" draw:start-shape="id11" draw:start-glue-point="5" draw:end-shape="id12" draw:end-glue-point="7" svg:d="m12121 14225-4836-1" svg:viewBox="0 0 4837 2">
          <text:p/>
        </draw:connector>
        <draw:connector draw:style-name="gr12" draw:text-style-name="P1" draw:layer="layout" draw:type="line" svg:x1="20.921cm" svg:y1="10.416cm" svg:x2="16.185cm" svg:y2="10.415cm" draw:start-shape="id13" draw:start-glue-point="5" draw:end-shape="id5" draw:end-glue-point="7" svg:d="m20921 10416-4736-1" svg:viewBox="0 0 4737 2">
          <text:p/>
        </draw:connector>
        <draw:connector draw:style-name="gr12" draw:text-style-name="P1" draw:layer="layout" draw:type="line" svg:x1="20.921cm" svg:y1="10.416cm" svg:x2="16.185cm" svg:y2="11.685cm" draw:start-shape="id13" draw:start-glue-point="5" draw:end-shape="id7" draw:end-glue-point="7" svg:d="m20921 10416-4736 1269" svg:viewBox="0 0 4737 1270">
          <text:p/>
        </draw:connector>
        <draw:connector draw:style-name="gr12" draw:text-style-name="P1" draw:layer="layout" draw:type="line" svg:x1="20.921cm" svg:y1="10.416cm" svg:x2="16.185cm" svg:y2="12.955cm" draw:start-shape="id13" draw:start-glue-point="5" draw:end-shape="id9" draw:end-glue-point="7" svg:d="m20921 10416-4736 2539" svg:viewBox="0 0 4737 2540">
          <text:p/>
        </draw:connector>
        <draw:connector draw:style-name="gr12" draw:text-style-name="P1" draw:layer="layout" draw:type="line" svg:x1="20.921cm" svg:y1="10.416cm" svg:x2="16.185cm" svg:y2="14.225cm" draw:start-shape="id13" draw:start-glue-point="5" draw:end-shape="id11" draw:end-glue-point="7" svg:d="m20921 10416-4736 3809" svg:viewBox="0 0 4737 3810">
          <text:p/>
        </draw:connector>
        <draw:connector draw:style-name="gr12" draw:text-style-name="P1" draw:layer="layout" draw:type="line" svg:x1="20.921cm" svg:y1="11.686cm" svg:x2="16.185cm" svg:y2="10.415cm" draw:start-shape="id14" draw:start-glue-point="5" draw:end-shape="id5" svg:d="m20921 11686-4736-1271" svg:viewBox="0 0 4737 1272">
          <text:p/>
        </draw:connector>
        <draw:connector draw:style-name="gr12" draw:text-style-name="P1" draw:layer="layout" draw:type="line" svg:x1="20.921cm" svg:y1="11.686cm" svg:x2="16.185cm" svg:y2="11.685cm" draw:start-shape="id14" draw:start-glue-point="5" draw:end-shape="id7" draw:end-glue-point="7" svg:d="m20921 11686-4736-1" svg:viewBox="0 0 4737 2">
          <text:p/>
        </draw:connector>
        <draw:connector draw:style-name="gr12" draw:text-style-name="P1" draw:layer="layout" draw:type="line" svg:x1="20.921cm" svg:y1="11.686cm" svg:x2="16.185cm" svg:y2="12.955cm" draw:start-shape="id14" draw:start-glue-point="5" draw:end-shape="id9" draw:end-glue-point="7" svg:d="m20921 11686-4736 1269" svg:viewBox="0 0 4737 1270">
          <text:p/>
        </draw:connector>
        <draw:connector draw:style-name="gr12" draw:text-style-name="P1" draw:layer="layout" draw:type="line" svg:x1="20.921cm" svg:y1="11.686cm" svg:x2="16.185cm" svg:y2="14.225cm" draw:start-shape="id14" draw:start-glue-point="5" draw:end-shape="id11" svg:d="m20921 11686-4736 2539" svg:viewBox="0 0 4737 2540">
          <text:p/>
        </draw:connector>
        <draw:connector draw:style-name="gr12" draw:text-style-name="P1" draw:layer="layout" draw:type="line" svg:x1="20.948cm" svg:y1="12.956cm" svg:x2="16.185cm" svg:y2="10.415cm" draw:start-shape="id15" draw:start-glue-point="5" draw:end-shape="id5" svg:d="m20948 12956-4763-2541" svg:viewBox="0 0 4764 2542">
          <text:p/>
        </draw:connector>
        <draw:connector draw:style-name="gr12" draw:text-style-name="P1" draw:layer="layout" draw:type="line" svg:x1="20.948cm" svg:y1="12.956cm" svg:x2="16.185cm" svg:y2="11.685cm" draw:start-shape="id15" draw:start-glue-point="5" draw:end-shape="id7" svg:d="m20948 12956-4763-1271" svg:viewBox="0 0 4764 1272">
          <text:p/>
        </draw:connector>
        <draw:connector draw:style-name="gr12" draw:text-style-name="P1" draw:layer="layout" draw:type="line" svg:x1="20.948cm" svg:y1="12.956cm" svg:x2="16.185cm" svg:y2="12.955cm" draw:start-shape="id15" draw:start-glue-point="5" draw:end-shape="id9" draw:end-glue-point="7" svg:d="m20948 12956-4763-1" svg:viewBox="0 0 4764 2">
          <text:p/>
        </draw:connector>
        <draw:connector draw:style-name="gr12" draw:text-style-name="P1" draw:layer="layout" draw:type="line" svg:x1="20.948cm" svg:y1="12.956cm" svg:x2="16.185cm" svg:y2="14.225cm" draw:start-shape="id15" draw:start-glue-point="5" draw:end-shape="id11" draw:end-glue-point="7" svg:d="m20948 12956-4763 1269" svg:viewBox="0 0 4764 1270">
          <text:p/>
        </draw:connector>
        <draw:connector draw:style-name="gr12" draw:text-style-name="P1" draw:layer="layout" draw:type="line" svg:x1="20.921cm" svg:y1="14.226cm" svg:x2="16.185cm" svg:y2="10.415cm" draw:start-shape="id16" draw:start-glue-point="5" draw:end-shape="id5" draw:end-glue-point="7" svg:d="m20921 14226-4736-3811" svg:viewBox="0 0 4737 3812">
          <text:p/>
        </draw:connector>
        <draw:connector draw:style-name="gr12" draw:text-style-name="P1" draw:layer="layout" draw:type="line" svg:x1="20.921cm" svg:y1="14.226cm" svg:x2="16.185cm" svg:y2="11.685cm" draw:start-shape="id16" draw:start-glue-point="5" draw:end-shape="id7" svg:d="m20921 14226-4736-2541" svg:viewBox="0 0 4737 2542">
          <text:p/>
        </draw:connector>
        <draw:connector draw:style-name="gr12" draw:text-style-name="P1" draw:layer="layout" draw:type="line" svg:x1="20.921cm" svg:y1="14.226cm" svg:x2="16.185cm" svg:y2="12.955cm" draw:start-shape="id16" draw:start-glue-point="5" draw:end-shape="id9" svg:d="m20921 14226-4736-1271" svg:viewBox="0 0 4737 1272">
          <text:p/>
        </draw:connector>
        <draw:connector draw:style-name="gr12" draw:text-style-name="P1" draw:layer="layout" draw:type="line" svg:x1="20.921cm" svg:y1="14.226cm" svg:x2="16.185cm" svg:y2="14.225cm" draw:start-shape="id16" draw:start-glue-point="5" draw:end-shape="id11" draw:end-glue-point="7" svg:d="m20921 14226-4736-1" svg:viewBox="0 0 4737 2">
          <text:p/>
        </draw:connector>
        <draw:custom-shape draw:style-name="gr5" draw:text-style-name="P5" xml:id="id17" draw:id="id17" draw:layer="layout" svg:width="2.286cm" svg:height="0.635cm" svg:x="5.207cm" svg:y="1.778cm">
          <text:p text:style-name="P5"><text:span text:style-name="T3">roche_sync.py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5" draw:text-style-name="P5" xml:id="id18" draw:id="id18" draw:layer="layout" svg:width="2.286cm" svg:height="0.635cm" svg:x="15.367cm" svg:y="1.778cm">
          <text:p text:style-name="P5"><text:span text:style-name="T3">miseq_sync.py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5" draw:text-style-name="P5" xml:id="id19" draw:id="id19" draw:layer="layout" svg:width="2.286cm" svg:height="0.635cm" svg:x="20.447cm" svg:y="1.778cm">
          <text:p text:style-name="P5"><text:span text:style-name="T3">sanger_sync.py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4" draw:text-style-name="P1" draw:layer="layout" draw:type="line" svg:x1="6.35cm" svg:y1="2.346cm" svg:x2="14.024cm" svg:y2="4.472cm" draw:start-shape="id17" draw:start-glue-point="6" draw:end-shape="id1" draw:end-glue-point="4" svg:d="m6350 2346 7674 2126" svg:viewBox="0 0 7675 2127">
          <text:p/>
        </draw:connector>
        <draw:connector draw:style-name="gr14" draw:text-style-name="P1" draw:layer="layout" draw:type="line" svg:x1="16.51cm" svg:y1="2.346cm" svg:x2="14.024cm" svg:y2="4.472cm" draw:start-shape="id18" draw:start-glue-point="6" draw:end-shape="id1" svg:d="m16510 2346-2486 2126" svg:viewBox="0 0 2487 2127">
          <text:p/>
        </draw:connector>
        <draw:connector draw:style-name="gr14" draw:text-style-name="P1" draw:layer="layout" draw:type="line" svg:x1="21.59cm" svg:y1="2.413cm" svg:x2="14.024cm" svg:y2="4.472cm" draw:start-shape="id19" draw:start-glue-point="2" draw:end-shape="id1" draw:end-glue-point="4" svg:d="m21590 2413-7566 2059" svg:viewBox="0 0 7567 20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c0c0c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lard </meta:initial-creator>
    <meta:creation-date>2014-07-03T11:31:44</meta:creation-date>
    <dc:date>2014-07-03T13:25:12</dc:date>
    <dc:creator>Vallard </dc:creator>
    <meta:editing-duration>PT1H51M47S</meta:editing-duration>
    <meta:editing-cycles>14</meta:editing-cycles>
    <meta:generator>LibreOffice/4.0.4.2$Linux_X86_64 LibreOffice_project/400m0$Build-2</meta:generator>
    <meta:document-statistic meta:object-count="96"/>
  </office:meta>
</office:document-meta>
</file>